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eachController.setInputVal( String inpu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Controller.nextIs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eachController.getIt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Controller.getUse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Controller.resetLoop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Controll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eachController.endOfArgu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eachController.getSepa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Controller.getReturn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achController.setReturnVal( String inpu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Controller.setUseSeparato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Controller.isD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eachController.incrementLoop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Controller.getInput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achController.empty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eachController.re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eachController.getReturnVal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Controller.Foreach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reachController.getInputVal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